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fbb" officeooo:paragraph-rsid="0017bfbb"/>
    </style:style>
    <style:style style:name="P2" style:family="paragraph" style:parent-style-name="Standard">
      <style:paragraph-properties fo:text-align="center" style:justify-single-word="false"/>
      <style:text-properties officeooo:rsid="0017bfbb" officeooo:paragraph-rsid="0017bfbb"/>
    </style:style>
    <style:style style:name="P3" style:family="paragraph" style:parent-style-name="Standard">
      <style:text-properties officeooo:rsid="00186ad3" officeooo:paragraph-rsid="00186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kcja</text:p>
      <text:p text:style-name="P1">Temat: wodór</text:p>
      <text:p text:style-name="P1">H2+O2 → 2H2O</text:p>
      <text:p text:style-name="P1">Obserwacje:</text:p>
      <text:p text:style-name="P1">po dodaniu roztwór pieni się </text:p>
      <text:p text:style-name="P1">probówka robi się ciepła</text:p>
      <text:p text:style-name="P1">po przystawieniu zapalonego włuczyska słychać głuchy wybuch</text:p>
      <text:p text:style-name="P1">wnioski: </text:p>
      <text:p text:style-name="P1">reakcja jest reakcją egzoernergetyczną </text:p>
      <text:p text:style-name="P1">otrzymany gaz to wodór </text:p>
      <text:p text:style-name="P1"/>
      <text:p text:style-name="P1">inne reakcje wodoru: </text:p>
      <text:p text:style-name="P1">H2 + Cl2 → 2HCl (g) musi być światło </text:p>
      <text:p text:style-name="P1">H2 + S → H2S (g) <text:s/>wymaga podwyższonej temperatury </text:p>
      <text:p text:style-name="P1">3H2 + N2 → 2NH3 (g) wymaga temperatury ciśnienia I katalizatora </text:p>
      <text:p text:style-name="P3"/>
      <text:p text:style-name="P3">zastosowanie wodoru</text:p>
      <text:p text:style-name="P3">składnik paliw </text:p>
      <text:p text:style-name="P3">utwardzanei tłuszczu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1:10:05.101201853</meta:creation-date>
    <dc:date>2024-09-12T11:45:42.702120484</dc:date>
    <meta:editing-duration>PT25M26S</meta:editing-duration>
    <meta:editing-cycles>1</meta:editing-cycles>
    <meta:document-statistic meta:table-count="0" meta:image-count="0" meta:object-count="0" meta:page-count="1" meta:paragraph-count="17" meta:word-count="70" meta:character-count="450" meta:non-whitespace-character-count="387"/>
    <meta:generator>LibreOffice/24.2.5.2$Linux_X86_64 LibreOffice_project/420$Build-2</meta:generator>
  </office:meta>
</office:document-meta>
</file>